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size="12pt" style:font-size-asian="12pt" style:font-size-complex="12pt" fo:language="en" fo:country="US"/>
    </style:style>
    <style:style style:name="P2" style:parent-style-name="Normal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3" style:parent-style-name="Normal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4" style:parent-style-name="Normal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6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7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justify"/>
    </style:style>
    <style:style style:name="T11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T12" style:parent-style-name="Policepardéfaut" style:family="text">
      <style:text-properties style:font-name="Segoe UI Symbol" style:font-name-complex="Segoe UI Symbol" fo:font-size="12pt" style:font-size-asian="12pt" style:font-size-complex="12pt" fo:language="en" fo:country="US"/>
    </style:style>
    <style:style style:name="T13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T14" style:parent-style-name="Policepardéfaut" style:family="text">
      <style:text-properties style:font-name="Segoe UI Symbol" style:font-name-complex="Segoe UI Symbol" fo:font-size="12pt" style:font-size-asian="12pt" style:font-size-complex="12pt" fo:language="en" fo:country="US"/>
    </style:style>
    <style:style style:name="T15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T16" style:parent-style-name="Policepardéfaut" style:family="text">
      <style:text-properties style:font-name="Segoe UI Symbol" style:font-name-complex="Segoe UI Symbol" fo:font-size="12pt" style:font-size-asian="12pt" style:font-size-complex="12pt" fo:language="en" fo:country="US"/>
    </style:style>
    <style:style style:name="T17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P18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19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20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21" style:parent-style-name="Normal" style:family="paragraph">
      <style:paragraph-properties fo:text-align="justify"/>
    </style:style>
    <style:style style:name="T22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T23" style:parent-style-name="Policepardéfaut" style:family="text">
      <style:text-properties style:font-name="Segoe UI Symbol" style:font-name-complex="Segoe UI Symbol" fo:font-size="12pt" style:font-size-asian="12pt" style:font-size-complex="12pt" fo:language="en" fo:country="US"/>
    </style:style>
    <style:style style:name="T24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T25" style:parent-style-name="Policepardéfaut" style:family="text">
      <style:text-properties style:font-name="Segoe UI Symbol" style:font-name-complex="Segoe UI Symbol" fo:font-size="12pt" style:font-size-asian="12pt" style:font-size-complex="12pt" fo:language="en" fo:country="US"/>
    </style:style>
    <style:style style:name="T26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P27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 fo:language="en" fo:country="US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  <style:style style:name="T30" style:parent-style-name="Policepardéfaut" style:family="text">
      <style:text-properties style:font-name="Segoe UI Symbol" style:font-name-complex="Segoe UI Symbol" fo:font-size="12pt" style:font-size-asian="12pt" style:font-size-complex="12pt" fo:language="en" fo:country="US"/>
    </style:style>
    <style:style style:name="T31" style:parent-style-name="Policepardéfaut" style:family="text">
      <style:text-properties style:font-name="Calibri"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Rules and explanation of the Japanese braille:</text:p>
      <text:p text:style-name="P2"/>
      <text:p text:style-name="P3">I)<text:tab/>How it works</text:p>
      <text:p text:style-name="P4"/>
      <text:p text:style-name="P5">The Japanese braille works under a logic. The braille cell is divided in to part.</text:p>
      <text:p text:style-name="P6">The vowels are assigned the braille patterns that occupy the upper-left half of the cell (dots 1-2-4).</text:p>
      <text:p text:style-name="P7">Combining those 3 point you can form the different vowels used in the Japanese alphabets (a, I, u, e, o).</text:p>
      <text:p text:style-name="P8">The other point (dots 3-5-6) are allocated for forming the consonants used in the Japanese alphabets (k, s, t, n, h, m, y, r, y).</text:p>
      <text:p text:style-name="P9">We can form syllables by combining the dots associated to vowels and consonants.</text:p>
      <text:p text:style-name="P10"><text:span text:style-name="T11">For example, to form the symbol associated to “ka”, you take the point representing a (</text:span><text:span text:style-name="T12">⠁</text:span><text:span text:style-name="T13">, dot 1) and the point representing k (</text:span><text:span text:style-name="T14">⠠</text:span><text:span text:style-name="T15">, point 6). That is why “ka” is<text:s/></text:span><text:span text:style-name="T16">⠡</text:span><text:span text:style-name="T17"><text:s/>(point 1-6).</text:span></text:p>
      <text:p text:style-name="P18">Due to this logic you can form all the syllables of the Hiragana alphabet.</text:p>
      <text:p text:style-name="P19"/>
      <text:p text:style-name="P20">Warning:</text:p>
      <text:p text:style-name="P21"><text:span text:style-name="T22">The point associated to the letter n are<text:s/></text:span><text:span text:style-name="T23">⠄</text:span><text:span text:style-name="T24"><text:s/>(dot 3) to form the n syllables (na, ni, etc) but when you want to use the n as a solo syllable like the classic Japanese, you use the point associated to m<text:s/></text:span><text:span text:style-name="T25">⠴</text:span><text:span text:style-name="T26"><text:s/>(dot 3, 5, 6), but still, it pronounces as n.</text:span></text:p>
      <text:p text:style-name="P27"/>
      <text:p text:style-name="P28"><text:span text:style-name="T29">The symbol<text:s/></text:span><text:span text:style-name="T30">⠂</text:span><text:span text:style-name="T31"><text:s/>(dot 2) is used as a soku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uni" style:display-name="uni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is culpin</meta:initial-creator>
    <dc:creator>alexis culpin</dc:creator>
    <meta:creation-date>2020-11-22T04:40:00Z</meta:creation-date>
    <dc:date>2020-11-22T20:49:00Z</dc:date>
    <meta:template xlink:href="Normal" xlink:type="simple"/>
    <meta:editing-cycles>3</meta:editing-cycles>
    <meta:editing-duration>PT11940S</meta:editing-duration>
    <meta:document-statistic meta:page-count="1" meta:paragraph-count="2" meta:word-count="171" meta:character-count="1115" meta:row-count="7" meta:non-whitespace-character-count="946"/>
  </office:meta>
</office:document-meta>
</file>